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Impl.traverseCommonStartContainer( Node endAncestor , int how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angeImpl.traverseFullySelected( Node n , int ho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angeImpl.selectNode( Node refNod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angeImpl.nextNode( Node node , boolean visitChildr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angeImpl.selectNodeContents( Node refN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angeImpl.clone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mpl.receiveDeletedText( CharacterDataImpl node , int offset , int cou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angeImpl.getRootContainer( 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ngeImpl.setStartBefore( Node refN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angeImpl.getEnd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ngeImpl.insertData( CharacterData node , int index , String ins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geImpl.setEnd( Node refNode , int offse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angeImpl.isLegalContainer( Node nod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angeImpl.receiveInsertedText( CharacterDataImpl node , int index , int 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ngeImpl.isLegalContainedNode( Node n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ngeImpl.insertNode( Node newNod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9">
            <text:p text:style-name="Table_20_Contents">29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RangeImpl.collapse( boolean to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ngeImpl.removeChild( Node parent , 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angeImpl.getStart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ngeImpl.surroundContents( Node newPar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angeImpl.receiveReplacedText( CharacterDataImpl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ngeImpl.hasLegalRootContainer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ngeImpl.getSelectedNode( Node container , int off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angeImpl.traverseContents( int how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RangeImpl.toString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RangeImpl.delete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mpl.cloneR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angeImpl.traverseCommonEndContainer( Node startAncestor , int ho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angeImpl.setEndAfter( Node refN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angeImpl.RangeImpl( DocumentImpl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ngeImpl.traverseLeftBoundary( Node root , int ho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angeImpl.deleteData( CharacterData node , int offset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geImpl.receiveSplitData( Node node , Node newNode , int offse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angeImpl.traverseRightBoundary( Node root , int ho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RangeImpl.getCommonAncestorContain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angeImpl.insertedNodeFromDOM( Node n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angeImpl.setEndBefore( Node refN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angeImpl.getEnd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ngeImpl.indexOf( Node child , Node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ngeImpl.traverseSameContainer( int how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RangeImpl.deta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ngeImpl.checkIndex( Node refNode , int offs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angeImpl.extract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Impl.isAncestorOf( Node a , Node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angeImpl.setStart( Node refNode , int offse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angeImpl.getCollaps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ngeImpl.getStart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ngeImpl.traverseNode( Node n , boolean isFullySelected , boolean isLeft , int ho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ngeImpl.removeNode( Node n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angeImpl.setStartAfter( Node refNod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angeImpl.signalSplitData( Node node , Node newNode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geImpl.traversePartiallySelected( Node n , int h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angeImpl.traverseCharacterDataNode( Node n , boolean isLeft , int ho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angeImpl.traverseCommonAncestors( Node startAncestor , Node endAncestor , int ho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angeImpl.compareBoundaryPoints( short how , Range sourceRange )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8">
            <text:p text:style-name="Table_20_Contents">38</text:p>
          </table:table-cell>
          <table:table-cell office:value-type="float" office:value="100">
            <text:p text:style-name="Table_20_Contents"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